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921cm" style:rel-column-width="2790*"/>
    </style:style>
    <style:style style:name="Table1.B" style:family="table-column">
      <style:table-column-properties style:column-width="14.079cm" style:rel-column-width="798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cm" svg:height="0.85cm" draw:z-index="0"><draw:image xlink:href="../images/0134.png" xlink:type="simple" xlink:show="embed" xlink:actuate="onLoad"/></draw:frame></text:p>
          </table:table-cell>
          <table:table-cell table:style-name="Table1.B1" office:value-type="string">
            <text:h text:style-name="P8" text:outline-level="1"><text:span text:style-name="T1">Связь с расчётным кодом TPP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19cm" svg:height="1.769cm" draw:z-index="1"><draw:image xlink:href="../images/013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едназначен для организации обмена данными текущего проекта с расчетным кодом <text:span text:style-name="T1">TPP</text:span>, выполняющим удалённо моделирование объекта управления.</text:p>
            <text:p text:style-name="P3"/>
            <text:p text:style-name="P3"><text:span text:style-name="T3">&lt;страница справки в разработке&gt;</text:span>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язь с расчётным кодом TPP</dc:title>
    <dc:date>2014-12-11T18:15:32.41</dc:date>
    <meta:generator>OpenOffice/4.1.1$Win32 OpenOffice.org_project/411m6$Build-9775</meta:generator>
    <meta:editing-duration>PT7H33M23S</meta:editing-duration>
    <meta:editing-cycles>152</meta:editing-cycles>
    <meta:document-statistic meta:table-count="1" meta:image-count="2" meta:object-count="0" meta:page-count="1" meta:paragraph-count="8" meta:word-count="33" meta:character-count="237"/>
    <meta:user-defined meta:name="Поле 1"/>
    <meta:user-defined meta:name="Поле 2"/>
    <meta:user-defined meta:name="Поле 3"/>
    <meta:user-defined meta:name="Поле 4"/>
  </office:meta>
</office:document-meta>
</file>